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6af" officeooo:paragraph-rsid="0013e6af"/>
    </style:style>
    <style:style style:name="P2" style:family="paragraph" style:parent-style-name="Standard">
      <style:text-properties officeooo:rsid="0015dc24" officeooo:paragraph-rsid="0015dc24"/>
    </style:style>
    <style:style style:name="P3" style:family="paragraph" style:parent-style-name="Standard">
      <style:text-properties officeooo:rsid="00164470" officeooo:paragraph-rsid="00164470"/>
    </style:style>
    <style:style style:name="P4" style:family="paragraph" style:parent-style-name="Standard">
      <style:text-properties officeooo:rsid="0017adb3" officeooo:paragraph-rsid="0017adb3"/>
    </style:style>
    <style:style style:name="P5" style:family="paragraph" style:parent-style-name="Standard">
      <style:text-properties officeooo:rsid="0017adb3" officeooo:paragraph-rsid="001993c1"/>
    </style:style>
    <style:style style:name="P6" style:family="paragraph" style:parent-style-name="Standard">
      <style:text-properties officeooo:rsid="001993c1" officeooo:paragraph-rsid="001993c1"/>
    </style:style>
    <style:style style:name="P7" style:family="paragraph" style:parent-style-name="Standard">
      <style:text-properties officeooo:rsid="001d29be" officeooo:paragraph-rsid="001d29be"/>
    </style:style>
    <style:style style:name="P8" style:family="paragraph" style:parent-style-name="Standard">
      <style:text-properties officeooo:rsid="001f2963" officeooo:paragraph-rsid="001f2963"/>
    </style:style>
    <style:style style:name="P9" style:family="paragraph" style:parent-style-name="Standard">
      <style:text-properties officeooo:rsid="00202753" officeooo:paragraph-rsid="00202753"/>
    </style:style>
    <style:style style:name="P10" style:family="paragraph" style:parent-style-name="Standard">
      <style:text-properties officeooo:rsid="002103b1" officeooo:paragraph-rsid="002103b1"/>
    </style:style>
    <style:style style:name="T1" style:family="text">
      <style:text-properties officeooo:rsid="0015dc24"/>
    </style:style>
    <style:style style:name="T2" style:family="text">
      <style:text-properties officeooo:rsid="001993c1"/>
    </style:style>
    <style:style style:name="T3" style:family="text">
      <style:text-properties officeooo:rsid="001ecdd5"/>
    </style:style>
    <style:style style:name="T4" style:family="text">
      <style:text-properties style:text-underline-style="none" officeooo:rsid="001ecdd5"/>
    </style:style>
    <style:style style:name="T5" style:family="text">
      <style:text-properties officeooo:rsid="002027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OS </text:p>
      <text:p text:style-name="P1"/>
      <text:p text:style-name="P1"/>
      <text:p text:style-name="P1">‘’.class</text:p>
      <text:p text:style-name="P1">100.class</text:p>
      <text:p text:style-name="P1">nil.class</text:p>
      <text:p text:style-name="P1">true.class</text:p>
      <text:p text:style-name="P1">false.class</text:p>
      <text:p text:style-name="P1">[].class</text:p>
      <text:p text:style-name="P1">{}.class </text:p>
      <text:p text:style-name="P1">TODO SON OBJETOS <text:s/></text:p>
      <text:p text:style-name="P1"/>
      <text:p text:style-name="P1"/>
      <text:p text:style-name="P1">classe → instanciar → objeto (instancia)</text:p>
      <text:p text:style-name="P1"/>
      <text:p text:style-name="P1">la clase es un molde <text:span text:style-name="T1">que uno crea</text:span>, un blueprint pr esto instanciamos casas con el mismo plano.</text:p>
      <text:p text:style-name="P1">Los objetos<text:span text:style-name="T1">(son instancias del molde)</text:span> a partir del molde y esta accion se llama instancia</text:p>
      <text:p text:style-name="P1"/>
      <text:p text:style-name="P1"/>
      <text:p text:style-name="P1">clase vs onbjeto</text:p>
      <text:p text:style-name="P1"/>
      <text:p text:style-name="P1">la clase es el molde, el objeto es el producto, y un objeto especifico creado de esa clase se llama instancia</text:p>
      <text:p text:style-name="P1"/>
      <text:p text:style-name="P1">.new en ruby es un metodo para crear una nueva instancia. O sea instanciar.</text:p>
      <text:p text:style-name="P1"/>
      <text:p text:style-name="P1"/>
      <text:p text:style-name="P2">Para ocupar una clase, ella debe estar definida, las classes pueden ser creadas igual que los methodos.</text:p>
      <text:p text:style-name="P2"/>
      <text:p text:style-name="P2"/>
      <text:p text:style-name="P3">RESULTADO = LEGO.NEW → es la instancia de lego.new (lo que definimos en class Lego-end)</text:p>
      <text:p text:style-name="P3"/>
      <text:p text:style-name="P3">een ruby el objeto es igual a tipo de instancia de la clase </text:p>
      <text:p text:style-name="P3"/>
      <text:p text:style-name="P3"/>
      <text:p text:style-name="P3">o sea… ocupo las clases pero son instancias distintas… o sea… son objetos de la misma clase pero tienen comportamientos distintos. Son iguales pero NO SON LOS MISMOS</text:p>
      <text:p text:style-name="P3"/>
      <text:p text:style-name="P3"/>
      <text:p text:style-name="P5">LOS OBJETOS TIENEN </text:p>
      <text:p text:style-name="P5">IDENTIDAD →<text:span text:style-name="T2"> Un lego es distinto de otro, independiente se son iguales fisicamente</text:span></text:p>
      <text:p text:style-name="P4">COMPORTAMIENTO →<text:span text:style-name="T2"> tienen comportamientos</text:span></text:p>
      <text:p text:style-name="P4">ATRIBUTOS →<text:span text:style-name="T2"> ejemplo de lego, cada uno tienen colores distintos</text:span></text:p>
      <text:p text:style-name="P6">ejemplo de los perros</text:p>
      <text:p text:style-name="P6"/>
      <text:p text:style-name="P6"/>
      <text:p text:style-name="P6">OBJETOS == INSTANCIA</text:p>
      <text:p text:style-name="P6"/>
      <text:p text:style-name="P6">IDENTIDAD la identificamos con lego.object_id</text:p>
      <text:p text:style-name="P6"><text:soft-page-break/></text:p>
      <text:p text:style-name="P6"/>
      <text:p text:style-name="P6">#todo lo que diga en clase, estara disponible para todas las instancias</text:p>
      <text:p text:style-name="P6"/>
      <text:p text:style-name="P6"/>
      <text:p text:style-name="P7">ATRIBUTOS → los atributos son variblaes de instancia, estas se indetifican porque comienza con @</text:p>
      <text:p text:style-name="P7"/>
      <text:p text:style-name="P7">methodo constructor</text:p>
      <text:p text:style-name="P7">def initialize →<text:span text:style-name="T3"> SE SUELE UTILIZAR PARA SETEAR </text:span><text:span text:style-name="T4">VARIABLES (solo se llama com Class.new)</text:span></text:p>
      <text:p text:style-name="P7">esto sirve para encadenar la Class.new con los @</text:p>
      <text:p text:style-name="P7"/>
      <text:p text:style-name="P7"/>
      <text:p text:style-name="P8">OBJETOS II</text:p>
      <text:p text:style-name="P8"/>
      <text:p text:style-name="P8">ambitos (scope) - <text:span text:style-name="T5">&gt; es el contexto que tiene un nombre dentro de un programa.</text:span></text:p>
      <text:p text:style-name="P9">El ambito determina en que parte del programa una entidad puede ser usadad</text:p>
      <text:p text:style-name="P9"/>
      <text:p text:style-name="P9"/>
      <text:p text:style-name="P9"/>
      <text:p text:style-name="P10">ENCAPSULAMIENTO : nunca puedo acceder a las variables del objeto, fuera del objeto</text:p>
      <text:p text:style-name="P10">#getter</text:p>
      <text:p text:style-name="P10">#Es un metodo que se llama igual que la variable cuya unica funcion es retornar la variable</text:p>
      <text:p text:style-name="P10">#setter</text:p>
      <text:p text:style-name="P10">#es un metodo que se llama igual que la variable, seguido de un signo = cuya unica fiuncion es setear un nuevo valor a la vari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0:12:52.075958578</meta:creation-date>
    <meta:editing-duration>PT1H53M17S</meta:editing-duration>
    <meta:editing-cycles>5</meta:editing-cycles>
    <meta:generator>LibreOffice/6.0.7.3$Linux_X86_64 LibreOffice_project/00m0$Build-3</meta:generator>
    <dc:date>2019-01-14T12:04:43.191802306</dc:date>
    <meta:document-statistic meta:table-count="0" meta:image-count="0" meta:object-count="0" meta:page-count="2" meta:paragraph-count="39" meta:word-count="343" meta:character-count="2013" meta:non-whitespace-character-count="1703"/>
  </office:meta>
</office:document-meta>
</file>